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D0000002C1218DED967D63371C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Acme" svg:font-family="Acme" style:font-family-generic="system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Table1" style:family="table">
      <style:table-properties style:width="25.585cm" fo:margin-left="-0.206cm" fo:margin-top="0cm" fo:margin-bottom="0cm" table:align="left"/>
    </style:style>
    <style:style style:name="Table1.A" style:family="table-column">
      <style:table-column-properties style:column-width="25.585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style:vertical-align="" fo:background-color="#f6b26b" fo:padding="0.176cm" fo:border="1pt solid #000000">
        <style:background-image/>
      </style:table-cell-properties>
    </style:style>
    <style:style style:name="Table2" style:family="table">
      <style:table-properties style:width="25.532cm" fo:margin-left="-0.206cm" fo:margin-top="0cm" fo:margin-bottom="0cm" table:align="left"/>
    </style:style>
    <style:style style:name="Table2.A" style:family="table-column">
      <style:table-column-properties style:column-width="3.194cm"/>
    </style:style>
    <style:style style:name="Table2.B" style:family="table-column">
      <style:table-column-properties style:column-width="5.45cm"/>
    </style:style>
    <style:style style:name="Table2.C" style:family="table-column">
      <style:table-column-properties style:column-width="5.629cm"/>
    </style:style>
    <style:style style:name="Table2.D" style:family="table-column">
      <style:table-column-properties style:column-width="5.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B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C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2.D1" style:family="table-cell">
      <style:table-cell-properties style:vertical-align="" fo:background-color="#d5a6bd" fo:padding="0.176cm" fo:border="1pt solid #000000">
        <style:background-image/>
      </style:table-cell-properties>
    </style:style>
    <style:style style:name="Table2.E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" fo:font-size="10pt" fo:font-weight="bold" style:font-name-asian="Lato1" style:font-size-asian="10pt" style:font-weight-asian="bold" style:font-name-complex="Lato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" fo:font-size="12pt" fo:font-weight="bold" style:font-name-asian="Lato1" style:font-size-asian="12pt" style:font-weight-asian="bold" style:font-name-complex="Lato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" fo:font-size="12pt" fo:font-weight="bold" officeooo:rsid="000dd1d6" officeooo:paragraph-rsid="000dd1d6" style:font-name-asian="Source Sans Pro1" style:font-size-asian="12pt" style:font-weight-asian="bold" style:font-name-complex="Source Sans Pro1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style:font-name="Ubuntu" fo:font-size="9pt" style:font-name-asian="Lato1" style:font-size-asian="9pt" style:font-name-complex="Lato1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Lato" fo:font-size="9pt" fo:font-weight="bold" style:font-name-asian="Lato1" style:font-size-asian="9pt" style:font-weight-asian="bold" style:font-name-complex="Lato1" style:font-size-complex="9pt"/>
    </style:style>
    <style:style style:name="P8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Ubuntu" fo:font-size="14pt" fo:font-weight="bold" style:font-name-asian="Acme" style:font-size-asian="14pt" style:font-weight-asian="bold" style:font-name-complex="Acme" style:font-size-complex="14pt" style:font-weight-complex="bold"/>
    </style:style>
    <style:style style:name="P10" style:family="paragraph" style:parent-style-name="Standard">
      <style:paragraph-properties fo:line-height="100%" fo:orphans="0" fo:widows="0"/>
      <style:text-properties style:font-name="Ubuntu" fo:font-size="9pt" style:font-name-asian="Lato1" style:font-size-asian="9pt" style:font-name-complex="Lato1" style:font-size-complex="9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Ubuntu" fo:font-size="12pt" fo:font-weight="bold" officeooo:rsid="000dd1d6" officeooo:paragraph-rsid="000dd1d6" style:font-name-asian="Source Sans Pro1" style:font-size-asian="12pt" style:font-weight-asian="bold" style:font-name-complex="Source Sans Pro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434343" fo:font-size="9pt" style:font-size-asian="9pt" style:font-size-complex="9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Source Sans Pro" fo:font-size="3pt" style:font-name-asian="Source Sans Pro1" style:font-size-asian="3pt" style:font-name-complex="Source Sans Pro1" style:font-size-complex="3pt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master-page-name="Standard">
      <style:paragraph-properties fo:line-height="150%" fo:text-align="justify" style:justify-single-word="false" style:page-number="1"/>
      <style:text-properties style:font-name="Source Sans Pro" fo:font-size="3pt" style:font-name-asian="Source Sans Pro1" style:font-size-asian="3pt" style:font-name-complex="Source Sans Pro1" style:font-size-complex="3pt"/>
    </style:style>
    <style:style style:name="T1" style:family="text">
      <style:text-properties style:font-name-asian="Lato1" style:font-name-complex="Lato1"/>
    </style:style>
    <style:style style:name="T2" style:family="text">
      <style:text-properties officeooo:rsid="000fd061" style:font-name-asian="Lato1" style:font-name-complex="Lato1"/>
    </style:style>
    <style:style style:name="T3" style:family="text">
      <style:text-properties style:font-name="Ubuntu"/>
    </style:style>
    <style:style style:name="T4" style:family="text">
      <style:text-properties style:font-name="Ubuntu" officeooo:rsid="000e911b"/>
    </style:style>
    <style:style style:name="T5" style:family="text">
      <style:text-properties officeooo:rsid="000fd061"/>
    </style:style>
    <style:style style:name="T6" style:family="text">
      <style:text-properties officeooo:rsid="000fe0a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Rúbrica para evaluar la creación de un vídeo con GeoGebra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">CATEGORÍA</text:p>
          </table:table-cell>
          <table:table-cell table:style-name="Table2.B1" office:value-type="string">
            <text:p text:style-name="P4">4 EXCELENTE</text:p>
          </table:table-cell>
          <table:table-cell table:style-name="Table2.C1" office:value-type="string">
            <text:p text:style-name="P4">3 SATISFACTORIO</text:p>
          </table:table-cell>
          <table:table-cell table:style-name="Table2.D1" office:value-type="string">
            <text:p text:style-name="P11">2 MEJORABLE</text:p>
          </table:table-cell>
          <table:table-cell table:style-name="Table2.E1" office:value-type="string">
            <text:p text:style-name="P11">1 INSUFICIENTE</text:p>
          </table:table-cell>
        </table:table-row>
        <table:table-row table:style-name="Table2.1">
          <table:table-cell table:style-name="Table2.A1" office:value-type="string">
            <text:p text:style-name="P2">Contenido matemático</text:p>
          </table:table-cell>
          <table:table-cell table:style-name="Table2.A1" office:value-type="string">
            <text:p text:style-name="P5">Realiza correctamente la investigación y análisis del tiro parabólico. El vídeo expresa todos los pasos de manera detallada de manera creativa y responsable.</text:p>
          </table:table-cell>
          <table:table-cell table:style-name="Table2.A1" office:value-type="string">
            <text:p text:style-name="P10">Realiza correctamente la investigación y análisis del tiro parabólico. El vídeo enumera todos los pasos.</text:p>
          </table:table-cell>
          <table:table-cell table:style-name="Table2.A1" office:value-type="string">
            <text:p text:style-name="P5">Comente algunos errores conceptuales al investigar y analizar el tiro parabólico. No enumera todos los pasos.</text:p>
          </table:table-cell>
          <table:table-cell table:style-name="Table2.A1" office:value-type="string">
            <text:p text:style-name="P5">El vídeo presenta muchos errores conceptuales al investigar y analizar el tiro parabólico. Tampoco enumera todos los pasos.</text:p>
          </table:table-cell>
        </table:table-row>
        <table:table-row table:style-name="Table2.1">
          <table:table-cell table:style-name="Table2.A1" office:value-type="string">
            <text:p text:style-name="P2">Explicación oral (vocabulario)</text:p>
          </table:table-cell>
          <table:table-cell table:style-name="Table2.A1" office:value-type="string">
            <text:p text:style-name="P5">Los estudiantes explican con rigor, naturalidad y soltura los conceptos y procedimientos matemáticos que intervienen en el problema, utilizando además el vocabulario adecuado.</text:p>
          </table:table-cell>
          <table:table-cell table:style-name="Table2.A1" office:value-type="string">
            <text:p text:style-name="P10">Los estudiantes explican bien y con propiedad los conceptos y procedimientos matemáticos que intervienen en el problema, utilizando además el vocabulario adecuado.</text:p>
          </table:table-cell>
          <table:table-cell table:style-name="Table2.A1" office:value-type="string">
            <text:p text:style-name="P10">Los estudiantes explican con dificultad y/o leyendo los conceptos y procedimientos matemáticos que intervienen en el problema.</text:p>
          </table:table-cell>
          <table:table-cell table:style-name="Table2.A1" office:value-type="string">
            <text:p text:style-name="P10">Los estudiantes no son capaces de explicar adecuadamente <text:s/>los conceptos y procedimientos matemáticos que intervienen en el problema.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Presentación</text:p>
          </table:table-cell>
          <table:table-cell table:style-name="Table2.A1" office:value-type="string">
            <text:p text:style-name="P5">La presentación de la construcción está muy cuidada. Utiliza herramientas de forma original para la explicación de los conceptos matemáticos.</text:p>
          </table:table-cell>
          <table:table-cell table:style-name="Table2.A1" office:value-type="string">
            <text:p text:style-name="P10">La presentación es correcta. Se utiliza variedad de herramientas que ayudan a explicar los conceptos matemáticos.</text:p>
          </table:table-cell>
          <table:table-cell table:style-name="Table2.A1" office:value-type="string">
            <text:p text:style-name="P10">La presentación es muy básica. Con algunos fallos del audio o imágenes.</text:p>
          </table:table-cell>
          <table:table-cell table:style-name="Table2.A1" office:value-type="string">
            <text:p text:style-name="P5">La presentación es descuidada y altamente mejorable. Tanto el audio como la imagen.</text:p>
          </table:table-cell>
        </table:table-row>
      </table:table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Acme" svg:font-family="Acme" style:font-family-generic="system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25.703cm" fo:margin-left="-0.206cm" fo:margin-top="0cm" fo:margin-bottom="0cm" table:align="left"/>
    </style:style>
    <style:style style:name="Table3.A" style:family="table-column">
      <style:table-column-properties style:column-width="12.852cm"/>
    </style:style>
    <style:style style:name="Table3.1" style:family="table-row">
      <style:table-row-properties style:min-row-height="1.164cm" fo:keep-together="auto"/>
    </style:style>
    <style:style style:name="Table3.A1" style:family="table-cell">
      <style:table-cell-properties style:vertical-align="" fo:padding="0.176cm" fo:border="1pt solid #ffffff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Ubuntu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Lato" fo:font-size="9pt" fo:font-weight="bold" style:font-name-asian="Lato1" style:font-size-asian="9pt" style:font-weight-asian="bold" style:font-name-complex="Lato1" style:font-size-complex="9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center" style:justify-single-word="false"/>
      <style:text-properties fo:color="#434343" fo:font-size="9pt" style:font-size-asian="9pt" style:font-size-complex="9pt"/>
    </style:style>
    <style:style style:name="MT1" style:family="text">
      <style:text-properties style:font-name-asian="Lato1" style:font-name-complex="Lato1"/>
    </style:style>
    <style:style style:name="MT2" style:family="text">
      <style:text-properties officeooo:rsid="000fd061" style:font-name-asian="Lato1" style:font-name-complex="Lato1"/>
    </style:style>
    <style:style style:name="MT3" style:family="text">
      <style:text-properties officeooo:rsid="000fe0a4"/>
    </style:style>
    <style:style style:name="MT4" style:family="text">
      <style:text-properties style:font-name="Ubuntu"/>
    </style:style>
    <style:style style:name="MT5" style:family="text">
      <style:text-properties style:font-name="Ubuntu" officeooo:rsid="000e911b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0.767cm" fo:margin-bottom="0.529cm" fo:margin-left="1.998cm" fo:margin-right="1.998cm" style:writing-mode="lr-tb" style:layout-grid-color="#c0c0c0" style:layout-grid-lines="17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469cm" fo:margin-left="0cm" fo:margin-right="0cm" fo:margin-top="1.3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<text:span text:style-name="MT1">REA </text:span><text:span text:style-name="MT2">Tiro parabólico en la vida real</text:span><text:span text:style-name="MT1">. </text:span>Proyecto EDIA.</text:p>
              <text:p text:style-name="MP2">Matemáticas. <text:span text:style-name="MT3">Secundaria</text:span>.</text:p>
              <text:p text:style-name="MP3"/>
            </table:table-cell>
            <table:table-cell table:style-name="Table3.A1" office:value-type="string">
              <text:p text:style-name="MP4"><draw:frame draw:style-name="Mfr1" draw:name="image1.png" text:anchor-type="as-char" svg:width="6.375cm" svg:height="1.134cm" draw:z-index="0"><draw:image xlink:href="Pictures/1000020100000E01000001F0FD07BEC24586D5E1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5"><draw:frame draw:style-name="Mfr1" draw:name="image2.png" text:anchor-type="as-char" svg:width="2.431cm" svg:height="0.833cm" draw:z-index="1"><draw:image xlink:href="Pictures/10000201000007D0000002C1218DED967D63371C.png" xlink:type="simple" xlink:show="embed" xlink:actuate="onLoad" loext:mime-type="image/png"/></draw:frame></text:p>
        <text:p text:style-name="MP6"><text:span text:style-name="MT4">“Rúbrica para evaluar la creación de un vídeo con GeoGebra” de Ce</text:span><text:span text:style-name="MT5">d</text:span><text:span text:style-name="MT4">e</text:span><text:span text:style-name="MT5">c</text:span><text:span text:style-name="MT4"> se encuentra bajo una </text:span><text:a xlink:type="simple" xlink:href="https://creativecommons.org/licenses/by-sa/4.0/deed.es_ES" text:style-name="Internet_20_link" text:visited-style-name="Visited_20_Internet_20_Link"><text:span text:style-name="MT4">Licencia Commons Atribución-Compartir Igual 4.0 España 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3T13:42:08.075688553</dc:date>
    <meta:editing-duration>PT10M37S</meta:editing-duration>
    <meta:editing-cycles>5</meta:editing-cycles>
    <meta:document-statistic meta:table-count="3" meta:image-count="2" meta:object-count="0" meta:page-count="1" meta:paragraph-count="26" meta:word-count="271" meta:character-count="1897" meta:non-whitespace-character-count="1648"/>
  </office:meta>
</office:document-meta>
</file>